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143" officeooo:paragraph-rsid="00086143"/>
    </style:style>
    <style:style style:name="P2" style:family="paragraph" style:parent-style-name="Standard">
      <style:text-properties fo:font-weight="bold" officeooo:rsid="00086143" officeooo:paragraph-rsid="00086143" style:font-weight-asian="bold" style:font-weight-complex="bold"/>
    </style:style>
    <style:style style:name="P3" style:family="paragraph" style:parent-style-name="Standard">
      <style:text-properties fo:font-weight="normal" officeooo:rsid="00086143" officeooo:paragraph-rsid="0008614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 Aces Task 3 notes </text:p>
      <text:p text:style-name="P2">Aces frequency ranges: </text:p>
      <text:p text:style-name="P1">Absolute min: 85.939015 GHz</text:p>
      <text:p text:style-name="P1">Absolute max: 101.4451 GHz</text:p>
      <text:p text:style-name="P2">Co-Aces frequency ranges: </text:p>
      <text:p text:style-name="P3">Absolute min: 97.04116123 GHz</text:p>
      <text:p text:style-name="P3">Absolute max: 115.38830686 GHz 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4:23:52.944798283</meta:creation-date>
    <dc:date>2024-06-24T14:30:00.888256246</dc:date>
    <meta:editing-duration>PT6M8S</meta:editing-duration>
    <meta:editing-cycles>1</meta:editing-cycles>
    <meta:document-statistic meta:table-count="0" meta:image-count="0" meta:object-count="0" meta:page-count="1" meta:paragraph-count="7" meta:word-count="27" meta:character-count="183" meta:non-whitespace-character-count="159"/>
    <meta:generator>LibreOffice/7.3.7.2$Linux_X86_64 LibreOffice_project/30$Build-2</meta:generator>
  </office:meta>
</office:document-meta>
</file>